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Arial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2" style:parent-style-name="PreformattedText" style:family="paragraph">
      <style:text-properties style:font-name="Arial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3" style:parent-style-name="Textbody" style:family="paragraph">
      <style:text-properties style:font-name="Arial" fo:color="#000000" fo:font-size="13pt" style:font-size-asian="13pt" style:font-size-complex="13pt"/>
    </style:style>
    <style:style style:name="P4" style:parent-style-name="PreformattedText" style:family="paragraph">
      <style:text-properties style:font-name="Arial" style:font-name-complex="Arial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P5" style:parent-style-name="PreformattedText" style:family="paragraph">
      <style:text-properties style:font-name="Arial" style:font-name-complex="Arial" fo:color="#000000" fo:font-size="8pt" style:font-size-asian="8pt" style:font-size-complex="8pt"/>
    </style:style>
    <style:style style:name="P6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7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8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9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0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1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2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3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4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5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6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7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8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19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0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1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2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3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4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5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6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7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8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29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0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1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2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3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4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5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6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7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8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39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0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1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2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3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4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5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6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7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8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49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50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51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52" style:parent-style-name="PreformattedText" style:family="paragraph">
      <style:paragraph-properties fo:text-align="justify"/>
      <style:text-properties style:font-name="Arial" style:font-name-complex="Arial" fo:color="#000000" fo:font-size="8pt" style:font-size-asian="8pt" style:font-size-complex="8pt"/>
    </style:style>
    <style:style style:name="P53" style:parent-style-name="PreformattedText" style:family="paragraph">
      <style:paragraph-properties fo:text-align="justify" fo:margin-bottom="0.1965in"/>
      <style:text-properties style:font-name="Arial" style:font-name-complex="Arial" fo:color="#000000" fo:font-size="8pt" style:font-size-asian="8pt" style:font-size-complex="8pt"/>
    </style:style>
    <style:style style:name="P54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55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56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57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58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59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60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61" style:parent-style-name="PreformattedText" style:family="paragraph">
      <style:paragraph-properties fo:border="0.0138in solid #000000" fo:padding-top="0.0138in" fo:padding-left="0.1111in" fo:padding-bottom="0.0138in" fo:padding-right="0.1111in" style:shadow="none" fo:text-align="justify" fo:margin-top="0.052in" fo:margin-bottom="0.052in" fo:margin-left="0.2083in" fo:margin-right="0.2083in">
        <style:tab-stops/>
      </style:paragraph-properties>
    </style:style>
    <style:style style:name="T6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background-color="#FFFF00"/>
    </style:style>
    <style:style style:name="P63" style:parent-style-name="Textbody" style:family="paragraph">
      <style:paragraph-properties fo:text-align="justify" fo:margin-left="-0.4923in">
        <style:tab-stops/>
      </style:paragraph-properties>
      <style:text-properties style:font-name="Arial" style:font-name-complex="Arial" fo:color="#000000" fo:font-size="8pt" style:font-size-asian="8pt" style:font-size-complex="8pt" fo:background-color="#FFFFFF"/>
    </style:style>
    <style:style style:name="P64" style:parent-style-name="Textbody" style:family="paragraph">
      <style:paragraph-properties fo:text-align="justify" fo:margin-left="-0.4923in" fo:margin-right="0.208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65" style:parent-style-name="PreformattedText" style:family="paragraph">
      <style:paragraph-properties fo:border="0.0138in solid #000000" fo:padding-top="0.0138in" fo:padding-left="0.1111in" fo:padding-bottom="0.0138in" fo:padding-right="0.1111in" style:shadow="none" fo:text-align="justify" fo:margin-top="0.052in" fo:margin-bottom="0.052in" fo:margin-left="0.2083in" fo:margin-right="0.2083in">
        <style:tab-stops/>
      </style:paragraph-properties>
    </style:style>
    <style:style style:name="T66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background-color="#FFFF00"/>
    </style:style>
    <style:style style:name="P67" style:parent-style-name="PreformattedText" style:family="paragraph">
      <style:paragraph-properties fo:border="0.0138in solid #000000" fo:padding-top="0.0138in" fo:padding-left="0.1111in" fo:padding-bottom="0.0138in" fo:padding-right="0.1111in" style:shadow="none" fo:text-align="justify" fo:margin-top="0.052in" fo:margin-bottom="0.052in" fo:margin-left="0.2083in" fo:margin-right="0.2083in">
        <style:tab-stops/>
      </style:paragraph-properties>
    </style:style>
    <style:style style:name="T68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background-color="#FFFF00"/>
    </style:style>
    <style:style style:name="T69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background-color="#FFFF00"/>
    </style:style>
    <style:style style:name="P70" style:parent-style-name="PreformattedText" style:family="paragraph">
      <style:paragraph-properties fo:border="0.0138in solid #000000" fo:padding-top="0.0138in" fo:padding-left="0.1111in" fo:padding-bottom="0.0138in" fo:padding-right="0.1111in" style:shadow="none" fo:text-align="justify" fo:margin-top="0.052in" fo:margin-bottom="0.052in" fo:margin-left="0.2083in" fo:margin-right="0.2083in">
        <style:tab-stops/>
      </style:paragraph-properties>
    </style:style>
    <style:style style:name="T71" style:parent-style-name="Fuentedepárrafopredeter." style:family="text">
      <style:text-properties style:font-name="Arial" style:font-name-complex="Arial" fo:font-weight="bold" style:font-weight-asian="bold" style:font-weight-complex="bold" fo:font-size="8pt" style:font-size-asian="8pt" style:font-size-complex="8pt" fo:background-color="#FFFF00"/>
    </style:style>
    <style:style style:name="P72" style:parent-style-name="Textbody" style:family="paragraph">
      <style:paragraph-properties fo:text-align="justify" fo:margin-left="-0.4923in" fo:margin-right="0.2083in">
        <style:tab-stops/>
      </style:paragraph-properties>
      <style:text-properties style:font-name="Arial" style:font-name-complex="Arial" fo:font-size="8pt" style:font-size-asian="8pt" style:font-size-complex="8pt"/>
    </style:style>
    <style:style style:name="P73" style:parent-style-name="Textbody" style:family="paragraph">
      <style:paragraph-properties fo:text-align="justify" fo:margin-top="0.052in" fo:margin-bottom="0.052in" fo:margin-left="-0.492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74" style:parent-style-name="Textbody" style:family="paragraph">
      <style:paragraph-properties fo:text-align="justify" fo:margin-left="-0.4923in" fo:margin-right="0.208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75" style:parent-style-name="PreformattedText" style:family="paragraph">
      <style:paragraph-properties fo:border="0.0138in solid #000000" fo:padding-top="0.0138in" fo:padding-left="0.1111in" fo:padding-bottom="0.0138in" fo:padding-right="0.1111in" style:shadow="none" fo:text-align="justify" fo:margin-top="0.052in" fo:margin-bottom="0.052in" fo:margin-left="0.2083in" fo:margin-right="0.2083in">
        <style:tab-stops/>
      </style:paragraph-properties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 fo:background-color="#FFFF00"/>
    </style:style>
    <style:style style:name="P77" style:parent-style-name="Textbody" style:family="paragraph">
      <style:paragraph-properties fo:text-align="justify" fo:margin-left="-0.4923in" fo:margin-right="0.208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78" style:parent-style-name="Textbody" style:family="paragraph">
      <style:paragraph-properties fo:text-align="justify" fo:margin-left="-0.4923in" fo:margin-right="0.2083in">
        <style:tab-stops/>
      </style:paragraph-properties>
      <style:text-properties style:font-name="Arial" style:font-name-complex="Arial" fo:color="#000000" fo:font-size="8pt" style:font-size-asian="8pt" style:font-size-complex="8pt"/>
    </style:style>
    <style:style style:name="P79" style:parent-style-name="PreformattedText" style:family="paragraph">
      <style:paragraph-properties fo:border="0.0138in solid #000000" fo:padding-top="0.0138in" fo:padding-left="0.1111in" fo:padding-bottom="0.0138in" fo:padding-right="0.1111in" style:shadow="none" fo:text-align="justify" fo:margin-top="0.052in" fo:margin-bottom="0.052in" fo:margin-left="0.2083in" fo:margin-right="0.2083in">
        <style:tab-stops/>
      </style:paragraph-properties>
    </style:style>
    <style:style style:name="T80" style:parent-style-name="Fuentedepárrafopredeter." style:family="text">
      <style:text-properties style:font-name="Arial" style:font-name-complex="Arial" fo:color="#000000" fo:font-size="8pt" style:font-size-asian="8pt" style:font-size-complex="8pt" fo:background-color="#FFFF00"/>
    </style:style>
  </office:automatic-styles>
  <office:body>
    <office:text text:use-soft-page-breaks="true">
      <text:p text:style-name="P1">Ejemplos:</text:p>
      <text:p text:style-name="P2"/>
      <text:p text:style-name="P3">Dado el siguiente documento XML, escribe las expresiones anidadas <text:s/>XPath que devuelvan la respuesta deseada.</text:p>
      <text:p text:style-name="P4"/>
      <text:p text:style-name="P5">&lt;?xml version="1.0"<text:s/>encoding="UTF-8"?&gt;</text:p>
      <text:p text:style-name="P6">&lt;centro&gt;</text:p>
      <text:p text:style-name="P7"><text:s text:c="2"/>&lt;nombre&gt;CPR Daniel Castelao&lt;/nombre&gt;</text:p>
      <text:p text:style-name="P8"><text:s text:c="2"/>&lt;web&gt;http://www.danielcastelo.org&lt;/web&gt;</text:p>
      <text:p text:style-name="P9"><text:s text:c="2"/>&lt;ciclos&gt;</text:p>
      <text:p text:style-name="P10"><text:s text:c="4"/>&lt;ciclo id="ASIR"&gt;</text:p>
      <text:p text:style-name="P11"><text:s text:c="6"/>&lt;nombre&gt;Administración de Sistemas Informáticos en Red&lt;/nombre&gt;</text:p>
      <text:p text:style-name="P12"><text:s text:c="6"/>&lt;grado&gt;Superior&lt;/grado&gt;</text:p>
      <text:p text:style-name="P13"><text:s text:c="6"/>&lt;decretoTitulo año="2009" /&gt;</text:p>
      <text:p text:style-name="P14"><text:s text:c="4"/>&lt;/ciclo&gt;</text:p>
      <text:p text:style-name="P15"><text:s text:c="4"/>&lt;ciclo id="DAW"&gt;</text:p>
      <text:p text:style-name="P16"><text:s text:c="6"/>&lt;nombre&gt;Desarrollo de Aplicaciones Web&lt;/nombre&gt;</text:p>
      <text:p text:style-name="P17"><text:s text:c="6"/>&lt;grado&gt;Superior&lt;/grado&gt;</text:p>
      <text:p text:style-name="P18"><text:s text:c="6"/>&lt;decretoTitulo año="2010" /&gt;</text:p>
      <text:p text:style-name="P19"><text:s text:c="4"/>&lt;/ciclo&gt;</text:p>
      <text:p text:style-name="P20"><text:s text:c="4"/>&lt;ciclo id="SMR"&gt;</text:p>
      <text:p text:style-name="P21"><text:s text:c="6"/>&lt;nombre&gt;Sistemas Microinformáticos y<text:s/>Redes&lt;/nombre&gt;</text:p>
      <text:p text:style-name="P22"><text:s text:c="6"/>&lt;grado&gt;Medio&lt;/grado&gt;</text:p>
      <text:p text:style-name="P23"><text:s text:c="6"/>&lt;decretoTitulo año="2008" /&gt;</text:p>
      <text:p text:style-name="P24"><text:s text:c="4"/>&lt;/ciclo&gt;</text:p>
      <text:p text:style-name="P25"><text:s text:c="2"/>&lt;/ciclos&gt;</text:p>
      <text:p text:style-name="P26"><text:s text:c="2"/>&lt;modulos&gt;</text:p>
      <text:p text:style-name="P27"><text:s text:c="4"/>&lt;modulo id="0228"&gt;</text:p>
      <text:p text:style-name="P28"><text:s text:c="6"/>&lt;nombre&gt;Aplicaciones web&lt;/nombre&gt;</text:p>
      <text:p text:style-name="P29"><text:s text:c="6"/>&lt;curso&gt;2&lt;/curso&gt;</text:p>
      <text:p text:style-name="P30"><text:s text:c="6"/>&lt;horasSemanales&gt;4&lt;/horasSemanales&gt;</text:p>
      <text:p text:style-name="P31"><text:s text:c="6"/>&lt;ciclo&gt;SMR&lt;/ciclo&gt;</text:p>
      <text:p text:style-name="P32"><text:s text:c="4"/>&lt;/modulo&gt;</text:p>
      <text:p text:style-name="P33"><text:s text:c="4"/>&lt;modulo id="0372"&gt;</text:p>
      <text:p text:style-name="P34"><text:s text:c="6"/>&lt;nombre&gt;Gestión de bases de datos&lt;/nombre&gt;</text:p>
      <text:p text:style-name="P35"><text:s text:c="6"/>&lt;curso&gt;1&lt;/curso&gt;</text:p>
      <text:p text:style-name="P36"><text:s text:c="6"/>&lt;horasSemanales&gt;5&lt;/horasSemanales&gt;</text:p>
      <text:p text:style-name="P37"><text:s text:c="6"/>&lt;ciclo&gt;ASIR&lt;/ciclo&gt;</text:p>
      <text:p text:style-name="P38"><text:s text:c="4"/>&lt;/modulo&gt;</text:p>
      <text:p text:style-name="P39"><text:s text:c="4"/>&lt;modulo id="0373"&gt;</text:p>
      <text:p text:style-name="P40"><text:s text:c="6"/>&lt;nombre&gt;Lenguajes de marcas<text:s/>y sistemas de gestión de información&lt;/nombre&gt;</text:p>
      <text:p text:style-name="P41"><text:s text:c="6"/>&lt;curso&gt;1&lt;/curso&gt;</text:p>
      <text:p text:style-name="P42"><text:s text:c="6"/>&lt;horasSemanales&gt;3&lt;/horasSemanales&gt;</text:p>
      <text:p text:style-name="P43"><text:s text:c="6"/>&lt;ciclo&gt;ASIR&lt;/ciclo&gt;</text:p>
      <text:p text:style-name="P44"><text:s text:c="6"/>&lt;ciclo&gt;DAW&lt;/ciclo&gt;</text:p>
      <text:p text:style-name="P45"><text:s text:c="4"/>&lt;/modulo&gt;</text:p>
      <text:p text:style-name="P46"><text:s text:c="4"/>&lt;modulo id="0376"&gt;</text:p>
      <text:p text:style-name="P47"><text:s text:c="6"/>&lt;nombre&gt;Implantación de aplicaciones web&lt;/nombre&gt;</text:p>
      <text:p text:style-name="P48"><text:s/><text:s text:c="5"/>&lt;curso&gt;2&lt;/curso&gt;</text:p>
      <text:p text:style-name="P49"><text:s text:c="6"/>&lt;horasSemanales&gt;5&lt;/horasSemanales&gt;</text:p>
      <text:p text:style-name="P50"><text:s text:c="6"/>&lt;ciclo&gt;ASIR&lt;/ciclo&gt;</text:p>
      <text:p text:style-name="P51"><text:s text:c="4"/>&lt;/modulo&gt;</text:p>
      <text:p text:style-name="P52"><text:s text:c="2"/>&lt;/modulos&gt;</text:p>
      <text:p text:style-name="P53">&lt;/centro&gt;</text:p>
      <text:p text:style-name="P54"/>
      <text:p text:style-name="P55"/>
      <text:p text:style-name="P56"/>
      <text:p text:style-name="P57"/>
      <text:p text:style-name="P58"/>
      <text:p text:style-name="P59"/>
      <text:p text:style-name="P60">1. Queremos obtener los hijos :</text:p>
      <text:p text:style-name="P61"><text:span text:style-name="T62">//ciclo[2]/child::*</text:span></text:p>
      <text:p text:style-name="P63"/>
      <text:p text:style-name="P64">2. Obtener el hijos se llame grado:</text:p>
      <text:p text:style-name="P65"><text:span text:style-name="T66">//ciclo[2]/child::grado</text:span></text:p>
      <text:p text:style-name="P67"><text:span text:style-name="T68">obetener el</text:span><text:span text:style-name="T69"><text:s/>hijo uno y no se sabe como se</text:span></text:p>
      <text:soft-page-break/>
      <text:p text:style-name="P70"><text:span text:style-name="T71">//ciclo[2]/child::*[1]</text:span></text:p>
      <text:p text:style-name="P72"/>
      <text:p text:style-name="P73"/>
      <text:p text:style-name="P74">4. Nombre de los módulos de ciclos cuyo título se aprobó en 2010.</text:p>
      <text:p text:style-name="P75"><text:span text:style-name="T76">//modulo[ciclo=//ciclo[decretoTitulo/@año=2010]/@id]/child::nombre</text:span></text:p>
      <text:p text:style-name="P77"/>
      <text:p text:style-name="P78">5. Los hijos de los ciclos distintos del segunda posicion</text:p>
      <text:p text:style-name="P79"><text:span text:style-name="T80">//ciclo[position()!=2]/child::*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en" style:country-complex="US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SimSu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Zeichenformat" style:display-name="Zeichenforma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ar</meta:initial-creator>
    <dc:creator>Windar</dc:creator>
    <meta:creation-date>2023-03-20T19:44:00Z</meta:creation-date>
    <dc:date>2023-04-25T16:57:00Z</dc:date>
    <meta:template xlink:href="Normal.dotm" xlink:type="simple"/>
    <meta:editing-cycles>5</meta:editing-cycles>
    <meta:editing-duration>PT30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300" meta:character-count="1949" meta:row-count="13" meta:non-whitespace-character-count="1652"/>
  </office:meta>
</office:document-meta>
</file>